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NB" style:family="table">
      <style:table-properties style:width="6.925in" table:align="margins"/>
    </style:style>
    <style:style style:name="NB.A" style:family="table-column">
      <style:table-column-properties style:column-width="3.4625in" style:rel-column-width="32767*"/>
    </style:style>
    <style:style style:name="NB.A1" style:family="table-cell">
      <style:table-cell-properties fo:padding="0.0382in" fo:border-left="0.05pt solid #000000" fo:border-right="none" fo:border-top="0.05pt solid #000000" fo:border-bottom="0.05pt solid #000000"/>
    </style:style>
    <style:style style:name="NB.B1" style:family="table-cell">
      <style:table-cell-properties fo:padding="0.0382in" fo:border="0.05pt solid #000000"/>
    </style:style>
    <style:style style:name="NB.A2" style:family="table-cell">
      <style:table-cell-properties fo:padding="0.0382in" fo:border-left="0.05pt solid #000000" fo:border-right="none" fo:border-top="none" fo:border-bottom="0.05pt solid #000000"/>
    </style:style>
    <style:style style:name="NB.B2" style:family="table-cell">
      <style:table-cell-properties fo:padding="0.0382in" fo:border-left="0.05pt solid #000000" fo:border-right="0.05pt solid #000000" fo:border-top="none" fo:border-bottom="0.05pt solid #000000"/>
    </style:style>
    <style:style style:name="LR" style:family="table">
      <style:table-properties style:width="6.925in" table:align="margins"/>
    </style:style>
    <style:style style:name="LR.A" style:family="table-column">
      <style:table-column-properties style:column-width="1.3847in" style:rel-column-width="13107*"/>
    </style:style>
    <style:style style:name="LR.A1" style:family="table-cell">
      <style:table-cell-properties fo:padding="0.0382in" fo:border-left="0.05pt solid #000000" fo:border-right="none" fo:border-top="0.05pt solid #000000" fo:border-bottom="0.05pt solid #000000"/>
    </style:style>
    <style:style style:name="LR.E1" style:family="table-cell">
      <style:table-cell-properties fo:padding="0.0382in" fo:border="0.05pt solid #000000"/>
    </style:style>
    <style:style style:name="LR.A2" style:family="table-cell">
      <style:table-cell-properties fo:padding="0.0382in" fo:border-left="0.05pt solid #000000" fo:border-right="none" fo:border-top="none" fo:border-bottom="0.05pt solid #000000"/>
    </style:style>
    <style:style style:name="LR.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d328" officeooo:paragraph-rsid="001ed328"/>
    </style:style>
    <style:style style:name="P2" style:family="paragraph" style:parent-style-name="Standard">
      <style:text-properties fo:font-weight="bold" officeooo:rsid="001ed328" officeooo:paragraph-rsid="001ed328" style:font-weight-asian="bold" style:font-weight-complex="bold"/>
    </style:style>
    <style:style style:name="P3" style:family="paragraph" style:parent-style-name="Standard">
      <style:text-properties officeooo:rsid="00241c72" officeooo:paragraph-rsid="00241c72"/>
    </style:style>
    <style:style style:name="P4" style:family="paragraph" style:parent-style-name="Standard">
      <style:text-properties officeooo:rsid="002544d2" officeooo:paragraph-rsid="002544d2"/>
    </style:style>
    <style:style style:name="P5" style:family="paragraph" style:parent-style-name="Table_20_Contents">
      <style:text-properties officeooo:rsid="001ed328" officeooo:paragraph-rsid="001ed328"/>
    </style:style>
    <style:style style:name="P6" style:family="paragraph" style:parent-style-name="Table_20_Contents">
      <style:text-properties officeooo:rsid="001f32df" officeooo:paragraph-rsid="001f32df"/>
    </style:style>
    <style:style style:name="P7" style:family="paragraph" style:parent-style-name="Table_20_Contents">
      <style:text-properties officeooo:rsid="0020c9da" officeooo:paragraph-rsid="0020c9da"/>
    </style:style>
    <style:style style:name="P8" style:family="paragraph" style:parent-style-name="Table_20_Contents">
      <style:text-properties officeooo:rsid="0022a255" officeooo:paragraph-rsid="0022a255"/>
    </style:style>
    <style:style style:name="P9" style:family="paragraph" style:parent-style-name="Header">
      <style:paragraph-properties fo:text-align="center" style:justify-single-word="false"/>
      <style:text-properties officeooo:rsid="0022a255" officeooo:paragraph-rsid="0022a255"/>
    </style:style>
    <style:style style:name="P10" style:family="paragraph" style:parent-style-name="Header">
      <style:paragraph-properties fo:text-align="end" style:justify-single-word="false"/>
      <style:text-properties officeooo:rsid="00230711" officeooo:paragraph-rsid="00230711"/>
    </style:style>
    <style:style style:name="T1" style:family="text">
      <style:text-properties officeooo:rsid="001ed328"/>
    </style:style>
    <style:style style:name="T2" style:family="text">
      <style:text-properties officeooo:rsid="001f32df"/>
    </style:style>
    <style:style style:name="T3" style:family="text">
      <style:text-properties officeooo:rsid="0022a2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Naive Bayes:</text:p>
      <text:p text:style-name="P1"/>
      <table:table table:name="NB" table:style-name="NB">
        <table:table-column table:style-name="NB.A" table:number-columns-repeated="2"/>
        <table:table-row>
          <table:table-cell table:style-name="NB.A1" office:value-type="string">
            <text:p text:style-name="P5">WORD SET USED FOR TRAINING</text:p>
          </table:table-cell>
          <table:table-cell table:style-name="NB.B1" office:value-type="string">
            <text:p text:style-name="P5">Accuracy (%)</text:p>
          </table:table-cell>
        </table:table-row>
        <table:table-row>
          <table:table-cell table:style-name="NB.A2" office:value-type="string">
            <text:p text:style-name="P5">Including all words</text:p>
          </table:table-cell>
          <table:table-cell table:style-name="NB.B2" office:value-type="string">
            <text:p text:style-name="P7">96.23</text:p>
          </table:table-cell>
        </table:table-row>
        <table:table-row>
          <table:table-cell table:style-name="NB.A2" office:value-type="string">
            <text:p text:style-name="P5">Filtering all stop words</text:p>
          </table:table-cell>
          <table:table-cell table:style-name="NB.B2" office:value-type="string">
            <text:p text:style-name="P7">95.815</text:p>
          </table:table-cell>
        </table:table-row>
      </table:table>
      <text:p text:style-name="P1"/>
      <text:p text:style-name="P4">Filtering out stop words does not affect Naive Bayes classification much.</text:p>
      <text:p text:style-name="P1"/>
      <text:p text:style-name="P2">Logistic Regression:</text:p>
      <text:p text:style-name="P1"/>
      <table:table table:name="LR" table:style-name="LR">
        <table:table-column table:style-name="LR.A" table:number-columns-repeated="5"/>
        <table:table-row>
          <table:table-cell table:style-name="LR.A1" office:value-type="string">
            <text:p text:style-name="Table_20_Contents"><text:s/><text:span text:style-name="T1">Learning rate (eta)</text:span></text:p>
          </table:table-cell>
          <table:table-cell table:style-name="LR.A1" office:value-type="string">
            <text:p text:style-name="P5">Regression constant (lambda)</text:p>
          </table:table-cell>
          <table:table-cell table:style-name="LR.A1" office:value-type="string">
            <text:p text:style-name="P5">Iterations <text:span text:style-name="T2">for Gradient ascent</text:span></text:p>
          </table:table-cell>
          <table:table-cell table:style-name="LR.A1" office:value-type="string">
            <text:p text:style-name="P5">Filter stop words <text:span text:style-name="T2">flag</text:span></text:p>
          </table:table-cell>
          <table:table-cell table:style-name="LR.E1" office:value-type="string">
            <text:p text:style-name="P5">Accuracy <text:span text:style-name="T2">(%)</text:span></text:p>
          </table:table-cell>
        </table:table-row>
        <table:table-row>
          <table:table-cell table:style-name="LR.A2" office:value-type="string">
            <text:p text:style-name="P5">0.0001</text:p>
          </table:table-cell>
          <table:table-cell table:style-name="LR.A2" office:value-type="string">
            <text:p text:style-name="P5">5</text:p>
          </table:table-cell>
          <table:table-cell table:style-name="LR.A2" office:value-type="string">
            <text:p text:style-name="P5">10</text:p>
          </table:table-cell>
          <table:table-cell table:style-name="LR.A2" office:value-type="string">
            <text:p text:style-name="P6"><text:bookmark-start text:name="__DdeLink__5_1675399848"/>True<text:bookmark-end text:name="__DdeLink__5_1675399848"/></text:p>
          </table:table-cell>
          <table:table-cell table:style-name="LR.E2" office:value-type="string">
            <text:p text:style-name="P5">82.63</text:p>
          </table:table-cell>
        </table:table-row>
        <table:table-row>
          <table:table-cell table:style-name="LR.A2" office:value-type="string">
            <text:p text:style-name="P5">0.0003</text:p>
          </table:table-cell>
          <table:table-cell table:style-name="LR.A2" office:value-type="string">
            <text:p text:style-name="P5">5</text:p>
          </table:table-cell>
          <table:table-cell table:style-name="LR.A2" office:value-type="string">
            <text:p text:style-name="P5">10</text:p>
          </table:table-cell>
          <table:table-cell table:style-name="LR.A2" office:value-type="string">
            <text:p text:style-name="P6">True</text:p>
          </table:table-cell>
          <table:table-cell table:style-name="LR.E2" office:value-type="string">
            <text:p text:style-name="P5">84.72</text:p>
          </table:table-cell>
        </table:table-row>
        <table:table-row>
          <table:table-cell table:style-name="LR.A2" office:value-type="string">
            <text:p text:style-name="P5">0.001</text:p>
          </table:table-cell>
          <table:table-cell table:style-name="LR.A2" office:value-type="string">
            <text:p text:style-name="P5">5</text:p>
          </table:table-cell>
          <table:table-cell table:style-name="LR.A2" office:value-type="string">
            <text:p text:style-name="P5">10</text:p>
          </table:table-cell>
          <table:table-cell table:style-name="LR.A2" office:value-type="string">
            <text:p text:style-name="P6">True</text:p>
          </table:table-cell>
          <table:table-cell table:style-name="LR.E2" office:value-type="string">
            <text:p text:style-name="P5">89.53</text:p>
          </table:table-cell>
        </table:table-row>
        <table:table-row>
          <table:table-cell table:style-name="LR.A2" office:value-type="string">
            <text:p text:style-name="P5">0.003</text:p>
          </table:table-cell>
          <table:table-cell table:style-name="LR.A2" office:value-type="string">
            <text:p text:style-name="P5">5</text:p>
          </table:table-cell>
          <table:table-cell table:style-name="LR.A2" office:value-type="string">
            <text:p text:style-name="P5">10</text:p>
          </table:table-cell>
          <table:table-cell table:style-name="LR.A2" office:value-type="string">
            <text:p text:style-name="P6">True</text:p>
          </table:table-cell>
          <table:table-cell table:style-name="LR.E2" office:value-type="string">
            <text:p text:style-name="P5">90.37</text:p>
          </table:table-cell>
        </table:table-row>
        <table:table-row>
          <table:table-cell table:style-name="LR.A2" office:value-type="string">
            <text:p text:style-name="P5">0.01</text:p>
          </table:table-cell>
          <table:table-cell table:style-name="LR.A2" office:value-type="string">
            <text:p text:style-name="P5">5</text:p>
          </table:table-cell>
          <table:table-cell table:style-name="LR.A2" office:value-type="string">
            <text:p text:style-name="P5">10</text:p>
          </table:table-cell>
          <table:table-cell table:style-name="LR.A2" office:value-type="string">
            <text:p text:style-name="P6">True</text:p>
          </table:table-cell>
          <table:table-cell table:style-name="LR.E2" office:value-type="string">
            <text:p text:style-name="P5">91.42</text:p>
          </table:table-cell>
        </table:table-row>
        <table:table-row>
          <table:table-cell table:style-name="LR.A2" office:value-type="string">
            <text:p text:style-name="P5">0.<text:span text:style-name="T2">01</text:span></text:p>
          </table:table-cell>
          <table:table-cell table:style-name="LR.A2" office:value-type="string">
            <text:p text:style-name="P5"><text:span text:style-name="T2">1</text:span>5</text:p>
          </table:table-cell>
          <table:table-cell table:style-name="LR.A2" office:value-type="string">
            <text:p text:style-name="P5">10</text:p>
          </table:table-cell>
          <table:table-cell table:style-name="LR.A2" office:value-type="string">
            <text:p text:style-name="P6">True</text:p>
          </table:table-cell>
          <table:table-cell table:style-name="LR.E2" office:value-type="string">
            <text:p text:style-name="P7">89.53</text:p>
          </table:table-cell>
        </table:table-row>
        <table:table-row>
          <table:table-cell table:style-name="LR.A2" office:value-type="string">
            <text:p text:style-name="P7">0.01</text:p>
          </table:table-cell>
          <table:table-cell table:style-name="LR.A2" office:value-type="string">
            <text:p text:style-name="P7">10</text:p>
          </table:table-cell>
          <table:table-cell table:style-name="LR.A2" office:value-type="string">
            <text:p text:style-name="P7">10</text:p>
          </table:table-cell>
          <table:table-cell table:style-name="LR.A2" office:value-type="string">
            <text:p text:style-name="P7">True</text:p>
          </table:table-cell>
          <table:table-cell table:style-name="LR.E2" office:value-type="string">
            <text:p text:style-name="P7">61.50</text:p>
          </table:table-cell>
        </table:table-row>
        <table:table-row>
          <table:table-cell table:style-name="LR.A2" office:value-type="string">
            <text:p text:style-name="P7">0.01</text:p>
          </table:table-cell>
          <table:table-cell table:style-name="LR.A2" office:value-type="string">
            <text:p text:style-name="P7">2</text:p>
          </table:table-cell>
          <table:table-cell table:style-name="LR.A2" office:value-type="string">
            <text:p text:style-name="P7">1<text:span text:style-name="T3">0</text:span></text:p>
          </table:table-cell>
          <table:table-cell table:style-name="LR.A2" office:value-type="string">
            <text:p text:style-name="P7">True</text:p>
          </table:table-cell>
          <table:table-cell table:style-name="LR.E2" office:value-type="string">
            <text:p text:style-name="P7">92.050</text:p>
          </table:table-cell>
        </table:table-row>
        <table:table-row>
          <table:table-cell table:style-name="LR.A2" office:value-type="string">
            <text:p text:style-name="P7">0.01</text:p>
          </table:table-cell>
          <table:table-cell table:style-name="LR.A2" office:value-type="string">
            <text:p text:style-name="P7">1</text:p>
          </table:table-cell>
          <table:table-cell table:style-name="LR.A2" office:value-type="string">
            <text:p text:style-name="P7">1<text:span text:style-name="T3">0</text:span></text:p>
          </table:table-cell>
          <table:table-cell table:style-name="LR.A2" office:value-type="string">
            <text:p text:style-name="P7">True</text:p>
          </table:table-cell>
          <table:table-cell table:style-name="LR.E2" office:value-type="string">
            <text:p text:style-name="P7">89.330</text:p>
          </table:table-cell>
        </table:table-row>
        <table:table-row>
          <table:table-cell table:style-name="LR.A2" office:value-type="string">
            <text:p text:style-name="P7">0.01</text:p>
          </table:table-cell>
          <table:table-cell table:style-name="LR.A2" office:value-type="string">
            <text:p text:style-name="P7">0.5</text:p>
          </table:table-cell>
          <table:table-cell table:style-name="LR.A2" office:value-type="string">
            <text:p text:style-name="P7">1<text:span text:style-name="T3">0</text:span></text:p>
          </table:table-cell>
          <table:table-cell table:style-name="LR.A2" office:value-type="string">
            <text:p text:style-name="P7">True</text:p>
          </table:table-cell>
          <table:table-cell table:style-name="LR.E2" office:value-type="string">
            <text:p text:style-name="P7">84.93</text:p>
          </table:table-cell>
        </table:table-row>
        <table:table-row>
          <table:table-cell table:style-name="LR.A2" office:value-type="string">
            <text:p text:style-name="P7">0.01</text:p>
          </table:table-cell>
          <table:table-cell table:style-name="LR.A2" office:value-type="string">
            <text:p text:style-name="P7">2</text:p>
          </table:table-cell>
          <table:table-cell table:style-name="LR.A2" office:value-type="string">
            <text:p text:style-name="P7">10</text:p>
          </table:table-cell>
          <table:table-cell table:style-name="LR.A2" office:value-type="string">
            <text:p text:style-name="P7">False</text:p>
          </table:table-cell>
          <table:table-cell table:style-name="LR.E2" office:value-type="string">
            <text:p text:style-name="P8">83.89</text:p>
          </table:table-cell>
        </table:table-row>
      </table:table>
      <text:p text:style-name="P1"/>
      <text:p text:style-name="P3">The filtering out of stop words works for Logistic Regression because it reduces the number of unnecessary iterations done for unnecessary features which doesn't affect the criteria and including stop words also reduces the time required for conver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22a255" officeooo:paragraph-rsid="0022a255"/>
    </style:style>
    <style:style style:name="MP2" style:family="paragraph" style:parent-style-name="Header">
      <style:paragraph-properties fo:text-align="end" style:justify-single-word="false"/>
      <style:text-properties officeooo:rsid="00230711" officeooo:paragraph-rsid="00230711"/>
    </style:style>
    <style:style style:name="MT1" style:family="text">
      <style:text-properties officeooo:rsid="0022a25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span text:style-name="MT1">Machine Learning</text:span></text:p>
        <text:p text:style-name="MP1">Homework – 2</text:p>
        <text:p text:style-name="MP1">Classification problem – Naive Bayes and Logistic Regression</text:p>
        <text:p text:style-name="MP2">Vivek Anand Sampath</text:p>
        <text:p text:style-name="MP2">vxs13513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3T22:09:14.688234015</meta:creation-date>
    <dc:date>2014-10-03T23:47:35.594166005</dc:date>
    <meta:editing-duration>PT22M27S</meta:editing-duration>
    <meta:editing-cycles>6</meta:editing-cycles>
    <meta:generator>LibreOffice/4.2.6.3$Linux_X86_64 LibreOffice_project/420m0$Build-3</meta:generator>
    <meta:document-statistic meta:table-count="2" meta:image-count="0" meta:object-count="0" meta:page-count="1" meta:paragraph-count="75" meta:word-count="155" meta:character-count="869" meta:non-whitespace-character-count="785"/>
  </office:meta>
</office:document-meta>
</file>